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835in"/>
    </style:style>
    <style:style style:name="co2" style:family="table-column">
      <style:table-column-properties fo:break-before="auto" style:column-width="2.8626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0.9327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2.9807in"/>
    </style:style>
    <style:style style:name="co7" style:family="table-column">
      <style:table-column-properties fo:break-before="auto" style:column-width="2.1228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0.8575in"/>
    </style:style>
    <style:style style:name="co10" style:family="table-column">
      <style:table-column-properties fo:break-before="auto" style:column-width="2.8193in"/>
    </style:style>
    <style:style style:name="co11" style:family="table-column">
      <style:table-column-properties fo:break-before="auto" style:column-width="3.3555in"/>
    </style:style>
    <style:style style:name="co12" style:family="table-column">
      <style:table-column-properties fo:break-before="auto" style:column-width="2.3154in"/>
    </style:style>
    <style:style style:name="co13" style:family="table-column">
      <style:table-column-properties fo:break-before="auto" style:column-width="1.3291in"/>
    </style:style>
    <style:style style:name="co14" style:family="table-column">
      <style:table-column-properties fo:break-before="auto" style:column-width="1.0291in"/>
    </style:style>
    <style:style style:name="co15" style:family="table-column">
      <style:table-column-properties fo:break-before="auto" style:column-width="2.8839in"/>
    </style:style>
    <style:style style:name="co16" style:family="table-column">
      <style:table-column-properties fo:break-before="auto" style:column-width="2.6264in"/>
    </style:style>
    <style:style style:name="co17" style:family="table-column">
      <style:table-column-properties fo:break-before="auto" style:column-width="1.7043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in_counts_by_team_name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ce3"/>
        <table:table-column table:style-name="co2" table:number-columns-repeated="60" table:default-cell-style-name="Default"/>
        <table:table-row table:style-name="ro1">
          <table:table-cell table:style-name="ce1" office:value-type="string" calcext:value-type="string">
            <text:p>Count is NULL</text:p>
          </table:table-cell>
          <table:table-cell table:number-columns-repeated="2" table:style-name="ce4" office:value-type="string" calcext:value-type="string">
            <text:p>TeamName</text:p>
          </table:table-cell>
          <table:table-cell table:style-name="ce1" office:value-type="string" calcext:value-type="string">
            <text:p>Count is not NULL</text:p>
          </table:table-cell>
          <table:table-cell table:number-columns-repeated="6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2" table:style-name="ce5" office:value-type="string" calcext:value-type="string">
            <text:p>Alaska_Mtn_Rescue_Group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number-columns-repeated="2" table:style-name="ce5" office:value-type="string" calcext:value-type="string">
            <text:p>Albuquerque_Mtn_Rescue_Council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6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number-columns-repeated="2" table:style-name="ce5" office:value-type="string" calcext:value-type="string">
            <text:p>Allegheny_Mtn_Rescue_Group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60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5" office:value-type="string" calcext:value-type="string">
            <text:p>Alpine_Rescue_Team</text:p>
          </table:table-cell>
          <table:table-cell table:style-name="ce5" office:value-type="string" calcext:value-type="string">
            <text:p>Altadena_Mountain_Rescue_Team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Altadena_Mountain_Rescue_Team</text:p>
          </table:table-cell>
          <table:table-cell table:style-name="ce5" office:value-type="string" calcext:value-type="string">
            <text:p>Appalachian_Mtn_Rescue_Team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Appalachian_Mtn_Rescue_Team</text:p>
          </table:table-cell>
          <table:table-cell table:style-name="ce5" office:value-type="string" calcext:value-type="string">
            <text:p>Atalaya_SAR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Atalaya_SAR</text:p>
          </table:table-cell>
          <table:table-cell table:style-name="ce5" office:value-type="string" calcext:value-type="string">
            <text:p>Blue_Knob_Ski_Patrol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5" office:value-type="string" calcext:value-type="string">
            <text:p>Blue_Knob_Ski_Patrol</text:p>
          </table:table-cell>
          <table:table-cell table:style-name="ce5" office:value-type="string" calcext:value-type="string">
            <text:p>Cache_County_Sheriffs_SAR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Cache_County_Sheriffs_SAR</text:p>
          </table:table-cell>
          <table:table-cell table:style-name="ce5" office:value-type="string" calcext:value-type="string">
            <text:p>Central_Arizona_MR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2" table:style-name="ce5" office:value-type="string" calcext:value-type="string">
            <text:p>Central_Washington_Mtn_Rescu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 table:style-name="ce5" office:value-type="string" calcext:value-type="string">
            <text:p>Chaffee_County_SAR_North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number-columns-repeated="2" table:style-name="ce5" office:value-type="string" calcext:value-type="string">
            <text:p>Chattanooga-Hamilton_Co_Resc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China_Lake_Mtn_Rescue_Grou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ochise_County_SAR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6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string" calcext:value-type="string">
            <text:p>Corvallis_Mtn_Rescue_Uni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orvallis_Mtn_Rescue_Unit</text:p>
          </table:table-cell>
          <table:table-cell table:style-name="ce5" office:value-type="string" calcext:value-type="string">
            <text:p>Davis_County_Sheriffs_SAR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6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Davis_County_Sheriffs_SAR</text:p>
          </table:table-cell>
          <table:table-cell table:style-name="ce5" office:value-type="string" calcext:value-type="string">
            <text:p>Douglas_County_SAR_Nevada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6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ouglas_County_SAR_CO</text:p>
          </table:table-cell>
          <table:table-cell table:style-name="ce5" office:value-type="string" calcext:value-type="string">
            <text:p>El_Paso_County_SAR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60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Douglas_County_SAR_Nevada</text:p>
          </table:table-cell>
          <table:table-cell table:style-name="ce5" office:value-type="string" calcext:value-type="string">
            <text:p>Everett_Mtn_Rescue_Unit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El_Paso_County_SAR</text:p>
          </table:table-cell>
          <table:table-cell table:style-name="ce5" office:value-type="string" calcext:value-type="string">
            <text:p>Fremont_SAR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6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Everett_Mtn_Rescue_Unit</text:p>
          </table:table-cell>
          <table:table-cell table:style-name="ce5" office:value-type="string" calcext:value-type="string">
            <text:p>Garfield_County_SAR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Fremont_SAR</text:p>
          </table:table-cell>
          <table:table-cell table:style-name="ce5" office:value-type="string" calcext:value-type="string">
            <text:p>Grand_County_SAR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Garfield_County_SAR</text:p>
          </table:table-cell>
          <table:table-cell table:style-name="ce5" office:value-type="string" calcext:value-type="string">
            <text:p>Hood_River_Crag_Rats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Grand_County_SAR</text:p>
          </table:table-cell>
          <table:table-cell table:style-name="ce5" office:value-type="string" calcext:value-type="string">
            <text:p>Idaho_Mtn_SAR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6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Hood_River_Crag_Rats</text:p>
          </table:table-cell>
          <table:table-cell table:style-name="ce5" office:value-type="string" calcext:value-type="string">
            <text:p>Inland_Northwest_SA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string" calcext:value-type="string">
            <text:p>Inyo_Co_Sheriffs_Posse_SA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Inland_Northwest_SAR</text:p>
          </table:table-cell>
          <table:table-cell table:style-name="ce5" office:value-type="string" calcext:value-type="string">
            <text:p>Juneau_Mtn_Rescue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Inyo_Co_Sheriffs_Posse_SAR</text:p>
          </table:table-cell>
          <table:table-cell table:style-name="ce5" office:value-type="string" calcext:value-type="string">
            <text:p>Larimer_County_SAR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6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Juneau_Mtn_Rescue</text:p>
          </table:table-cell>
          <table:table-cell table:style-name="ce5" office:value-type="string" calcext:value-type="string">
            <text:p>Malibu_Mtn_Rescue_Team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Larimer_County_SAR</text:p>
          </table:table-cell>
          <table:table-cell table:style-name="ce5" office:value-type="string" calcext:value-type="string">
            <text:p>Marin_County_Sherrif_SA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Malibu_Mtn_Rescue_Team</text:p>
          </table:table-cell>
          <table:table-cell table:style-name="ce5" office:value-type="string" calcext:value-type="string">
            <text:p>Mono_County_Sheriff_SA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Marin_County_Sherrif_SAR</text:p>
          </table:table-cell>
          <table:table-cell table:style-name="ce5" office:value-type="string" calcext:value-type="string">
            <text:p>Montrose_SAR_Team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Mono_County_Sheriff_SAR</text:p>
          </table:table-cell>
          <table:table-cell table:style-name="ce5" office:value-type="string" calcext:value-type="string">
            <text:p>Mtn_Rescue_Aspen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6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Monterey_County</text:p>
          </table:table-cell>
          <table:table-cell table:style-name="ce5" office:value-type="string" calcext:value-type="string">
            <text:p>New_Jersey_SAR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6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Montrose_SAR_Team</text:p>
          </table:table-cell>
          <table:table-cell table:style-name="ce5" office:value-type="string" calcext:value-type="string">
            <text:p>Olympic_Mtn_Rescue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60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string" calcext:value-type="string">
            <text:p>Orange_Co_Sheriff_Dept_SA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string" calcext:value-type="string">
            <text:p>Park_County_SAR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60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Olympic_Mtn_Rescue</text:p>
          </table:table-cell>
          <table:table-cell table:style-name="ce5" office:value-type="string" calcext:value-type="string">
            <text:p>Placer_Co_Mtn_Rescu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Orange_Co_Sheriff_Dept_SAR</text:p>
          </table:table-cell>
          <table:table-cell table:style-name="ce5" office:value-type="string" calcext:value-type="string">
            <text:p>Portland_Mtn_Rescue_Uni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string" calcext:value-type="string">
            <text:p>Rocky_Mtn_Rescue_Group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6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Placer_Co_Mtn_Rescue</text:p>
          </table:table-cell>
          <table:table-cell table:style-name="ce5" office:value-type="string" calcext:value-type="string">
            <text:p>San_Diego_Mtn_Rescue_Team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Portland_Mtn_Rescue_Unit</text:p>
          </table:table-cell>
          <table:table-cell table:style-name="ce5" office:value-type="string" calcext:value-type="string">
            <text:p>Santa_Barbara_County_SAR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Riverside_Mtn_Rescue_Unit</text:p>
          </table:table-cell>
          <table:table-cell table:style-name="ce5" office:value-type="string" calcext:value-type="string">
            <text:p>Seattle_Mtn_Rescue_Council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string" calcext:value-type="string">
            <text:p>Skagit_Mtn_Rescue_Uni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an_Diego_Mtn_Rescue_Team</text:p>
          </table:table-cell>
          <table:table-cell table:style-name="ce5" office:value-type="string" calcext:value-type="string">
            <text:p>Southern_Arizona_Rescue_Ass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Santa_Barbara_County_SAR</text:p>
          </table:table-cell>
          <table:table-cell table:style-name="ce5" office:value-type="string" calcext:value-type="string">
            <text:p>Stowe_Mtn_Rescu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Seattle_Mtn_Rescue_Council</text:p>
          </table:table-cell>
          <table:table-cell table:style-name="ce5" office:value-type="string" calcext:value-type="string">
            <text:p>Utah_County_Sheriff_SA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itka_Mtn_Rescue</text:p>
          </table:table-cell>
          <table:table-cell table:style-name="ce5" office:value-type="string" calcext:value-type="string">
            <text:p>Vail_Mtn_Rescue_Group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Skagit_Mtn_Rescue_Unit</text:p>
          </table:table-cell>
          <table:table-cell table:style-name="ce5" office:value-type="string" calcext:value-type="string">
            <text:p>Volcano_Rescue_Team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Southern_Arizona_Rescue_Assoc</text:p>
          </table:table-cell>
          <table:table-cell table:style-name="ce5" office:value-type="string" calcext:value-type="string">
            <text:p>Weber_County_Sheriff_Mtn_Rescu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Stowe_Mtn_Rescue</text:p>
          </table:table-cell>
          <table:table-cell table:style-name="ce5" office:value-type="string" calcext:value-type="string">
            <text:p>West_State_Colorado_U_Mtn_Resc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Summit_County_Rescue_Group</text:p>
          </table:table-cell>
          <table:table-cell table:style-name="ce6"/>
          <table:table-cell table:style-name="ce7"/>
          <table:table-cell table:number-columns-repeated="6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Tacoma_Mtn_Rescue_Unit</text:p>
          </table:table-cell>
          <table:table-cell table:style-name="ce6"/>
          <table:table-cell table:style-name="ce7"/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eam_Not_Listed</text:p>
          </table:table-cell>
          <table:table-cell table:style-name="ce6"/>
          <table:table-cell table:style-name="ce7"/>
          <table:table-cell table:number-columns-repeated="6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Utah_County_Sheriff_SAR</text:p>
          </table:table-cell>
          <table:table-cell table:style-name="ce6"/>
          <table:table-cell table:style-name="ce7"/>
          <table:table-cell table:number-columns-repeated="60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Vail_Mtn_Rescue_Group</text:p>
          </table:table-cell>
          <table:table-cell table:style-name="ce6"/>
          <table:table-cell table:style-name="ce7"/>
          <table:table-cell table:number-columns-repeated="6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Volcano_Rescue_Team</text:p>
          </table:table-cell>
          <table:table-cell table:style-name="ce6"/>
          <table:table-cell table:style-name="ce7"/>
          <table:table-cell table:number-columns-repeated="6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Weber_County_Sheriff_Mtn_Rescue</text:p>
          </table:table-cell>
          <table:table-cell table:style-name="ce6"/>
          <table:table-cell table:style-name="ce7"/>
          <table:table-cell table:number-columns-repeated="6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West_State_Colorado_U_Mtn_Resc</text:p>
          </table:table-cell>
          <table:table-cell table:style-name="ce6"/>
          <table:table-cell table:style-name="ce7"/>
          <table:table-cell table:number-columns-repeated="6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West_Valley_SAR</text:p>
          </table:table-cell>
          <table:table-cell table:style-name="ce6"/>
          <table:table-cell table:style-name="ce7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join_counts_by_year_month" table:style-name="ta1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18" table:default-cell-style-name="ce6"/>
        <table:table-row table:style-name="ro2"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Month</text:p>
          </table:table-cell>
          <table:table-cell table:style-name="ce4" office:value-type="string" calcext:value-type="string">
            <text:p>TeamName</text:p>
          </table:table-cell>
          <table:table-cell table:style-name="ce4" office:value-type="string" calcext:value-type="string">
            <text:p>Count is not null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Month</text:p>
          </table:table-cell>
          <table:table-cell table:style-name="ce4" office:value-type="string" calcext:value-type="string">
            <text:p>TeamName</text:p>
          </table:table-cell>
          <table:table-cell table:style-name="ce4" office:value-type="string" calcext:value-type="string">
            <text:p>Count is null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laska_Mtn_Rescue_Group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laska_Mtn_Rescue_Gro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llegheny_Mtn_Rescue_Group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llegheny_Mtn_Rescue_Gro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entral_Arizona_MR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Blue_Knob_Ski_Patrol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Grand_County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orvallis_Mtn_Rescue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avis_County_Sheriffs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ouglas_County_SAR_Nevada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l_Paso_County_SAR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Seattle_Mtn_Rescue_Counci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Grand_County_SAR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Vail_Mtn_Rescue_Group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Hood_River_Crag_Rat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Weber_County_Sheriff_Mtn_Rescu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lbuquerque_Mtn_Rescue_Counci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Seattle_Mtn_Rescue_Council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towe_Mtn_Rescu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Stowe_Mtn_Rescue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Utah_County_Sheriff_SA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Tacoma_Mtn_Rescue_Unit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lbuquerque_Mtn_Rescue_Counci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tah_County_Sheriff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Weber_County_Sheriff_Mtn_Rescu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ouglas_County_SAR_Nevad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lbuquerque_Mtn_Rescue_Council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Grand_County_SAR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orvallis_Mtn_Rescue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laska_Mtn_Rescue_Group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Everett_Mtn_Rescue_Uni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towe_Mtn_Rescue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Utah_County_Sheriff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Weber_County_Sheriff_Mtn_Rescu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ltadena_Mountain_Rescue_Tea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lbuquerque_Mtn_Rescue_Council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hina_Lake_Mtn_Rescue_Group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orvallis_Mtn_Rescue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Everett_Mtn_Rescue_Uni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ouglas_County_SAR_Nevada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Grand_County_SAR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Inyo_Co_Sheriffs_Posse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Malibu_Mtn_Rescue_Tea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Marin_County_Sherrif_SA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Montrose_SAR_Te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kagit_Mtn_Rescue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towe_Mtn_Rescue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Orange_Co_Sheriff_Dept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Weber_County_Sheriff_Mtn_Rescu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lacer_Co_Mtn_Rescu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laska_Mtn_Rescue_Gro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San_Diego_Mtn_Rescue_Team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Central_Washington_Mtn_Rescu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Santa_Barbara_County_SA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eber_County_Sheriff_Mtn_Rescu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Douglas_County_SAR_C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Central_Washington_Mtn_Rescu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Douglas_County_SAR_Nevada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Everett_Mtn_Rescue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El_Paso_County_SAR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Grand_County_SAR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towe_Mtn_Rescu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laska_Mtn_Rescue_Gro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Seattle_Mtn_Rescue_Counci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ltadena_Mountain_Rescue_Team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Alaska_Mtn_Rescue_Group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Albuquerque_Mtn_Rescue_Counci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orvallis_Mtn_Rescue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Atalaya_SA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El_Paso_County_SAR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ache_County_Sheriffs_SAR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Everett_Mtn_Rescue_Unit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haffee_County_SAR_North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Inyo_Co_Sheriffs_Posse_SAR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Malibu_Mtn_Rescue_Team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orvallis_Mtn_Rescue_Uni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Marin_County_Sherrif_SAR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Hood_River_Crag_Rat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Monterey_County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Montrose_SAR_Team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Vail_Mtn_Rescue_Group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Orange_Co_Sheriff_Dept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lacer_Co_Mtn_Rescue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avis_County_Sheriffs_SAR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iverside_Mtn_Rescue_Unit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ouglas_County_SAR_Nevad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San_Diego_Mtn_Rescue_Tea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remont_SAR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Santa_Barbara_County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Seattle_Mtn_Rescue_Council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eber_County_Sheriff_Mtn_Rescue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lympic_Mtn_Rescu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est_Valley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Central_Washington_Mtn_Rescue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tah_County_Sheriff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ail_Mtn_Rescue_Grou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El_Paso_County_SAR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olcano_Rescue_Team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Grand_County_SAR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Blue_Knob_Ski_Patro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l_Paso_County_SAR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Garfield_County_SAR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Seattle_Mtn_Rescue_Council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Juneau_Mtn_Rescu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Stowe_Mtn_Rescue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arimer_County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Utah_County_Sheriff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Albuquerque_Mtn_Rescue_Council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lympic_Mtn_Rescue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Atalaya_SAR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ache_County_Sheriffs_SAR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haffee_County_SAR_North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outhern_Arizona_Rescue_Asso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Everett_Mtn_Rescue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ouglas_County_SAR_Nevad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Grand_County_SAR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Hood_River_Crag_Rats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Juneau_Mtn_Rescu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Vail_Mtn_Rescue_Group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rtland_Mtn_Rescue_Uni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Weber_County_Sheriff_Mtn_Rescu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lpine_Rescue_Team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lue_Knob_Ski_Patrol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ouglas_County_SAR_Nevad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avis_County_Sheriffs_SAR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rtland_Mtn_Rescue_Uni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ouglas_County_SAR_Nevada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remont_SAR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Grand_County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ono_County_Sheriff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ontrose_SAR_Team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lympic_Mtn_Rescue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lacer_Co_Mtn_Rescu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San_Diego_Mtn_Rescue_Tea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eattle_Mtn_Rescue_Council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Santa_Barbara_County_SAR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towe_Mtn_Rescu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tah_County_Sheriff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tah_County_Sheriff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ail_Mtn_Rescue_Group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orvallis_Mtn_Rescue_Uni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olcano_Rescue_Team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lpine_Rescue_Team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Blue_Knob_Ski_Patrol</text:p>
          </table:table-cell>
          <table:table-cell table:style-name="ce5" office:value-type="float" office:value="134" calcext:value-type="float">
            <text:p>134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ouglas_County_SAR_Nevad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l_Paso_County_SAR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verett_Mtn_Rescue_Unit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Utah_County_Sheriff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Garfield_County_SAR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laska_Mtn_Rescue_Group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Juneau_Mtn_Rescue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lympic_Mtn_Rescue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Douglas_County_SAR_Nevad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float" office:value="105" calcext:value-type="float">
            <text:p>105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outhern_Arizona_Rescue_Assoc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towe_Mtn_Rescu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tah_County_Sheriff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laska_Mtn_Rescue_Group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Weber_County_Sheriff_Mtn_Rescue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orvallis_Mtn_Rescue_Uni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Blue_Knob_Ski_Patrol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Davis_County_Sheriffs_SAR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ochise_County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orvallis_Mtn_Rescue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Albuquerque_Mtn_Rescue_Counci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ouglas_County_SAR_Nevada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Appalachian_Mtn_Rescue_Tea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Vail_Mtn_Rescue_Group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Weber_County_Sheriff_Mtn_Rescu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Weber_County_Sheriff_Mtn_Rescu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Albuquerque_Mtn_Rescue_Counci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West_State_Colorado_U_Mtn_Resc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ache_County_Sheriffs_SAR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laska_Mtn_Rescue_Gro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Douglas_County_SAR_Nevad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Grand_County_SA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Hood_River_Crag_Rat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orvallis_Mtn_Rescue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avis_County_Sheriffs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Larimer_County_SAR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Vail_Mtn_Rescue_Group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lue_Knob_Ski_Patro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avis_County_Sheriffs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ortland_Mtn_Rescue_Unit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remont_SAR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Grand_County_SAR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tah_County_Sheriff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laska_Mtn_Rescue_Gro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uneau_Mtn_Rescu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arimer_County_SAR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orvallis_Mtn_Rescue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lympic_Mtn_Rescue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ouglas_County_SAR_Nevada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ail_Mtn_Rescue_Group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rtland_Mtn_Rescue_Unit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l_Paso_County_SAR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Seattle_Mtn_Rescue_Council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verett_Mtn_Rescue_Uni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tah_County_Sheriff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laska_Mtn_Rescue_Gro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eattle_Mtn_Rescue_Counci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llegheny_Mtn_Rescue_Group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alibu_Mtn_Rescue_Team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ono_County_Sheriff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onterey_County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West_State_Colorado_U_Mtn_Resc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ontrose_SAR_Team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ouglas_County_SAR_Nevad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iverside_Mtn_Rescue_Unit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laska_Mtn_Rescue_Group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Santa_Barbara_County_SAR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llegheny_Mtn_Rescue_Group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tah_County_Sheriff_SAR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ppalachian_Mtn_Rescue_Tea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Weber_County_Sheriff_Mtn_Rescu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West_Valley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Inland_Northwest_SA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Douglas_County_SAR_Nevada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orvallis_Mtn_Rescue_Uni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eattle_Mtn_Rescue_Council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Utah_County_Sheriff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Weber_County_Sheriff_Mtn_Rescue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laska_Mtn_Rescue_Gro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Larimer_County_SAR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ouglas_County_SAR_Nevada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lbuquerque_Mtn_Rescue_Counci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itka_Mtn_Rescu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ppalachian_Mtn_Rescue_Tea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Utah_County_Sheriff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Douglas_County_SAR_Nevada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Albuquerque_Mtn_Rescue_Counci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Appalachian_Mtn_Rescue_Tea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Utah_County_Sheriff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Hood_River_Crag_Rat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laska_Mtn_Rescue_Gro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Skagit_Mtn_Rescue_Uni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che_County_Sheriffs_SA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orvallis_Mtn_Rescue_Unit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Davis_County_Sheriffs_SAR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Grand_County_SAR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arimer_County_SAR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alibu_Mtn_Rescue_Tea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tah_County_Sheriff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eber_County_Sheriff_Mtn_Rescue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lympic_Mtn_Rescue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Appalachian_Mtn_Rescue_Team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ortland_Mtn_Rescue_Uni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eattle_Mtn_Rescue_Counci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ouglas_County_SAR_Nevada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Utah_County_Sheriff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Vail_Mtn_Rescue_Group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arimer_County_SAR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Albuquerque_Mtn_Rescue_Council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ache_County_Sheriffs_SAR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Douglas_County_SAR_Nevada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Vail_Mtn_Rescue_Group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Grand_County_SAR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talaya_SAR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Hood_River_Crag_Rats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Larimer_County_SAR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llegheny_Mtn_Rescue_Group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Vail_Mtn_Rescue_Gro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talaya_SAR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lpine_Rescue_Team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ppalachian_Mtn_Rescue_Tea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lue_Knob_Ski_Patrol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che_County_Sheriffs_SAR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llegheny_Mtn_Rescue_Group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avis_County_Sheriffs_SAR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ouglas_County_SAR_Nevada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remont_SAR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Grand_County_SAR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ood_River_Crag_Rat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uneau_Mtn_Rescue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arimer_County_SAR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lympic_Mtn_Rescue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towe_Mtn_Rescu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tah_County_Sheriff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ail_Mtn_Rescue_Grou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Weber_County_Sheriff_Mtn_Rescu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ltadena_Mountain_Rescue_Tea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talaya_SAR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l_Paso_County_SAR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ortland_Mtn_Rescue_Unit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eattle_Mtn_Rescue_Council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Weber_County_Sheriff_Mtn_Rescu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llegheny_Mtn_Rescue_Gro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Blue_Knob_Ski_Patrol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ouglas_County_SAR_Nevada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Team_Not_Liste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Weber_County_Sheriff_Mtn_Rescu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West_State_Colorado_U_Mtn_Resc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orvallis_Mtn_Rescue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ouglas_County_SAR_Nevada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laska_Mtn_Rescue_Gro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llegheny_Mtn_Rescue_Gro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Seattle_Mtn_Rescue_Council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laska_Mtn_Rescue_Gro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Inland_Northwest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alibu_Mtn_Rescue_Tea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Seattle_Mtn_Rescue_Council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laska_Mtn_Rescue_Gro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orvallis_Mtn_Rescue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Weber_County_Sheriff_Mtn_Rescu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orvallis_Mtn_Rescue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Larimer_County_SAR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Weber_County_Sheriff_Mtn_Rescue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Weber_County_Sheriff_Mtn_Rescu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laska_Mtn_Rescue_Gro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lbuquerque_Mtn_Rescue_Council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ppalachian_Mtn_Rescue_Team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Alaska_Mtn_Rescue_Gro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Albuquerque_Mtn_Rescue_Council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Alpine_Rescue_Team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hina_Lake_Mtn_Rescue_Gro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Hood_River_Crag_Rats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Skagit_Mtn_Rescue_Unit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lpine_Rescue_Team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lue_Knob_Ski_Patrol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che_County_Sheriffs_SAR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Grand_County_SAR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arimer_County_SAR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alibu_Mtn_Rescue_Team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onterey_County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ontrose_SAR_Tea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lympic_Mtn_Rescue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ortland_Mtn_Rescue_Unit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anta_Barbara_County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eattle_Mtn_Rescue_Council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outhern_Arizona_Rescue_Assoc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ummit_County_Rescue_Group</text:p>
          </table:table-cell>
          <table:table-cell table:style-name="ce5" office:value-type="float" office:value="271" calcext:value-type="float">
            <text:p>27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Weber_County_Sheriff_Mtn_Rescu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laska_Mtn_Rescue_Gro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llegheny_Mtn_Rescue_Group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Blue_Knob_Ski_Patrol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ouglas_County_SAR_C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ouglas_County_SAR_Nevada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eattle_Mtn_Rescue_Council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Vail_Mtn_Rescue_Gro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laska_Mtn_Rescue_Gro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Blue_Knob_Ski_Patrol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rand_County_SAR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arimer_County_SAR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Vail_Mtn_Rescue_Group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Weber_County_Sheriff_Mtn_Rescu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talaya_SAR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Vail_Mtn_Rescue_Gro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laska_Mtn_Rescue_Gro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llegheny_Mtn_Rescue_Group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talaya_SAR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ocky_Mtn_Rescue_Group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Vail_Mtn_Rescue_Gro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laska_Mtn_Rescue_Gro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llegheny_Mtn_Rescue_Gro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oconino_Co_Sheriffs_SAR_Uni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ark_County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Santa_Barbara_County_S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Vail_Mtn_Rescue_Group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hattanooga-Hamilton_Co_Resc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orvallis_Mtn_Rescue_Uni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Idaho_Mtn_SAR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Mtn_Rescue_Aspe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ew_Jersey_S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 table:number-rows-repeated="10481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in_counts_by_form_version" table:style-name="ta1">
        <office:forms form:automatic-focus="false" form:apply-design-mode="false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Default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1" table:number-columns-repeated="1017" table:default-cell-style-name="Default"/>
        <table:table-row table:style-name="ro3">
          <table:table-cell table:style-name="ce15" office:value-type="string" calcext:value-type="string">
            <text:p>TeamName</text:p>
          </table:table-cell>
          <table:table-cell table:style-name="ce15" office:value-type="string" calcext:value-type="string">
            <text:p>Form_Version</text:p>
          </table:table-cell>
          <table:table-cell table:style-name="ce15" office:value-type="string" calcext:value-type="string">
            <text:p>Countis not null</text:p>
          </table:table-cell>
          <table:table-cell/>
          <table:table-cell table:style-name="ce15" office:value-type="string" calcext:value-type="string">
            <text:p>TeamName</text:p>
          </table:table-cell>
          <table:table-cell table:style-name="ce15" office:value-type="string" calcext:value-type="string">
            <text:p>Form_Version</text:p>
          </table:table-cell>
          <table:table-cell table:style-name="ce15" office:value-type="string" calcext:value-type="string">
            <text:p>Count is nul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ltadena_Mountain_Rescue_Team</text:p>
          </table:table-cell>
          <table:table-cell office:value-type="string" calcext:value-type="string">
            <text:p>2.1.1-CA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tadena_Mountain_Rescue_Team</text:p>
          </table:table-cell>
          <table:table-cell office:value-type="string" calcext:value-type="string">
            <text:p>2.1.1-CAL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hina_Lake_Mtn_Rescue_Group</text:p>
          </table:table-cell>
          <table:table-cell office:value-type="string" calcext:value-type="string">
            <text:p>2.1.1-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ina_Lake_Mtn_Rescue_Group</text:p>
          </table:table-cell>
          <table:table-cell office:value-type="string" calcext:value-type="string">
            <text:p>2.1.1-CA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nyo_Co_Sheriffs_Posse_SAR</text:p>
          </table:table-cell>
          <table:table-cell office:value-type="string" calcext:value-type="string">
            <text:p>2.1.1-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yo_Co_Sheriffs_Posse_SAR</text:p>
          </table:table-cell>
          <table:table-cell office:value-type="string" calcext:value-type="string">
            <text:p>2.1.1-CAL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libu_Mtn_Rescue_Team</text:p>
          </table:table-cell>
          <table:table-cell office:value-type="string" calcext:value-type="string">
            <text:p>2.1.1-CA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ibu_Mtn_Rescue_Team</text:p>
          </table:table-cell>
          <table:table-cell office:value-type="string" calcext:value-type="string">
            <text:p>2.1.1-CAL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in_County_Sherrif_SAR</text:p>
          </table:table-cell>
          <table:table-cell office:value-type="string" calcext:value-type="string">
            <text:p>2.1.1-CA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rin_County_Sherrif_SAR</text:p>
          </table:table-cell>
          <table:table-cell office:value-type="string" calcext:value-type="string">
            <text:p>2.1.1-CAL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ono_County_Sheriff_SAR</text:p>
          </table:table-cell>
          <table:table-cell office:value-type="string" calcext:value-type="string">
            <text:p>2.1.1-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no_County_Sheriff_SAR</text:p>
          </table:table-cell>
          <table:table-cell office:value-type="string" calcext:value-type="string">
            <text:p>2.1.1-CAL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ontrose_SAR_Team</text:p>
          </table:table-cell>
          <table:table-cell office:value-type="string" calcext:value-type="string">
            <text:p>2.1.1-CAL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onterey_County</text:p>
          </table:table-cell>
          <table:table-cell office:value-type="string" calcext:value-type="string">
            <text:p>2.1.1-CAL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range_Co_Sheriff_Dept_SAR</text:p>
          </table:table-cell>
          <table:table-cell office:value-type="string" calcext:value-type="string">
            <text:p>2.1.1-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ntrose_SAR_Team</text:p>
          </table:table-cell>
          <table:table-cell office:value-type="string" calcext:value-type="string">
            <text:p>2.1.1-CAL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cer_Co_Mtn_Rescue</text:p>
          </table:table-cell>
          <table:table-cell office:value-type="string" calcext:value-type="string">
            <text:p>2.1.1-CA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ange_Co_Sheriff_Dept_SAR</text:p>
          </table:table-cell>
          <table:table-cell office:value-type="string" calcext:value-type="string">
            <text:p>2.1.1-CAL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an_Diego_Mtn_Rescue_Team</text:p>
          </table:table-cell>
          <table:table-cell office:value-type="string" calcext:value-type="string">
            <text:p>2.1.1-C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acer_Co_Mtn_Rescue</text:p>
          </table:table-cell>
          <table:table-cell office:value-type="string" calcext:value-type="string">
            <text:p>2.1.1-CAL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anta_Barbara_County_SAR</text:p>
          </table:table-cell>
          <table:table-cell office:value-type="string" calcext:value-type="string">
            <text:p>2.1.1-CA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iverside_Mtn_Rescue_Unit</text:p>
          </table:table-cell>
          <table:table-cell office:value-type="string" calcext:value-type="string">
            <text:p>2.1.1-CAL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laska_Mtn_Rescue_Group</text:p>
          </table:table-cell>
          <table:table-cell office:value-type="string" calcext:value-type="string">
            <text:p>2.2.0-MR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n_Diego_Mtn_Rescue_Team</text:p>
          </table:table-cell>
          <table:table-cell office:value-type="string" calcext:value-type="string">
            <text:p>2.1.1-CAL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llegheny_Mtn_Rescue_Group</text:p>
          </table:table-cell>
          <table:table-cell office:value-type="string" calcext:value-type="string">
            <text:p>2.2.0-MRA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anta_Barbara_County_SAR</text:p>
          </table:table-cell>
          <table:table-cell office:value-type="string" calcext:value-type="string">
            <text:p>2.1.1-CAL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entral_Arizona_MRA</text:p>
          </table:table-cell>
          <table:table-cell office:value-type="string" calcext:value-type="string">
            <text:p>2.2.0-M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st_Valley_SAR</text:p>
          </table:table-cell>
          <table:table-cell office:value-type="string" calcext:value-type="string">
            <text:p>2.1.1-CA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conino_Co_Sheriffs_SAR_Unit</text:p>
          </table:table-cell>
          <table:table-cell office:value-type="string" calcext:value-type="string">
            <text:p>2.2.0-MRA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Alaska_Mtn_Rescue_Group</text:p>
          </table:table-cell>
          <table:table-cell office:value-type="string" calcext:value-type="string">
            <text:p>2.2.0-MRA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rand_County_SAR</text:p>
          </table:table-cell>
          <table:table-cell office:value-type="string" calcext:value-type="string">
            <text:p>2.2.0-MRA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Blue_Knob_Ski_Patrol</text:p>
          </table:table-cell>
          <table:table-cell office:value-type="string" calcext:value-type="string">
            <text:p>2.2.0-MRA</text:p>
          </table:table-cell>
          <table:table-cell office:value-type="float" office:value="341" calcext:value-type="float">
            <text:p>34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daho_Mtn_SAR</text:p>
          </table:table-cell>
          <table:table-cell office:value-type="string" calcext:value-type="string">
            <text:p>2.2.0-MRA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conino_Co_Sheriffs_SAR_Unit</text:p>
          </table:table-cell>
          <table:table-cell office:value-type="string" calcext:value-type="string">
            <text:p>2.2.0-MRA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tn_Rescue_Aspen</text:p>
          </table:table-cell>
          <table:table-cell office:value-type="string" calcext:value-type="string">
            <text:p>2.2.0-MR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Davis_County_Sheriffs_SAR</text:p>
          </table:table-cell>
          <table:table-cell office:value-type="string" calcext:value-type="string">
            <text:p>2.2.0-MRA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rk_County_SAR</text:p>
          </table:table-cell>
          <table:table-cell office:value-type="string" calcext:value-type="string">
            <text:p>2.2.0-MRA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ouglas_County_SAR_Nevada</text:p>
          </table:table-cell>
          <table:table-cell office:value-type="string" calcext:value-type="string">
            <text:p>2.2.0-MRA</text:p>
          </table:table-cell>
          <table:table-cell office:value-type="float" office:value="138" calcext:value-type="float">
            <text:p>13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attle_Mtn_Rescue_Council</text:p>
          </table:table-cell>
          <table:table-cell office:value-type="string" calcext:value-type="string">
            <text:p>2.2.0-MR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l_Paso_County_SAR</text:p>
          </table:table-cell>
          <table:table-cell office:value-type="string" calcext:value-type="string">
            <text:p>2.2.0-MRA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ail_Mtn_Rescue_Group</text:p>
          </table:table-cell>
          <table:table-cell office:value-type="string" calcext:value-type="string">
            <text:p>2.2.0-MRA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rand_County_SAR</text:p>
          </table:table-cell>
          <table:table-cell office:value-type="string" calcext:value-type="string">
            <text:p>2.2.0-MRA</text:p>
          </table:table-cell>
          <table:table-cell office:value-type="float" office:value="146" calcext:value-type="float">
            <text:p>14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lbuquerque_Mtn_Rescue_Council</text:p>
          </table:table-cell>
          <table:table-cell office:value-type="string" calcext:value-type="string">
            <text:p>3.0.0-MRA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Hood_River_Crag_Rats</text:p>
          </table:table-cell>
          <table:table-cell office:value-type="string" calcext:value-type="string">
            <text:p>2.2.0-MRA</text:p>
          </table:table-cell>
          <table:table-cell office:value-type="float" office:value="102" calcext:value-type="float">
            <text:p>10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ppalachian_Mtn_Rescue_Team</text:p>
          </table:table-cell>
          <table:table-cell office:value-type="string" calcext:value-type="string">
            <text:p>3.0.0-MR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daho_Mtn_SAR</text:p>
          </table:table-cell>
          <table:table-cell office:value-type="string" calcext:value-type="string">
            <text:p>2.2.0-MRA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alaya_SAR</text:p>
          </table:table-cell>
          <table:table-cell office:value-type="string" calcext:value-type="string">
            <text:p>3.0.0-MRA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tn_Rescue_Aspen</text:p>
          </table:table-cell>
          <table:table-cell office:value-type="string" calcext:value-type="string">
            <text:p>2.2.0-MRA</text:p>
          </table:table-cell>
          <table:table-cell office:value-type="float" office:value="186" calcext:value-type="float">
            <text:p>1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ue_Knob_Ski_Patrol</text:p>
          </table:table-cell>
          <table:table-cell office:value-type="string" calcext:value-type="string">
            <text:p>3.0.0-MR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w_Jersey_SAR</text:p>
          </table:table-cell>
          <table:table-cell office:value-type="string" calcext:value-type="string">
            <text:p>2.2.0-MRA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ache_County_Sheriffs_SAR</text:p>
          </table:table-cell>
          <table:table-cell office:value-type="string" calcext:value-type="string">
            <text:p>3.0.0-MR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ocky_Mtn_Rescue_Group</text:p>
          </table:table-cell>
          <table:table-cell office:value-type="string" calcext:value-type="string">
            <text:p>2.2.0-MRA</text:p>
          </table:table-cell>
          <table:table-cell office:value-type="float" office:value="466" calcext:value-type="float">
            <text:p>46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entral_Washington_Mtn_Rescue</text:p>
          </table:table-cell>
          <table:table-cell office:value-type="string" calcext:value-type="string">
            <text:p>3.0.0-M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attle_Mtn_Rescue_Council</text:p>
          </table:table-cell>
          <table:table-cell office:value-type="string" calcext:value-type="string">
            <text:p>2.2.0-MRA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haffee_County_SAR_North</text:p>
          </table:table-cell>
          <table:table-cell office:value-type="string" calcext:value-type="string">
            <text:p>3.0.0-MR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owe_Mtn_Rescue</text:p>
          </table:table-cell>
          <table:table-cell office:value-type="string" calcext:value-type="string">
            <text:p>2.2.0-MRA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hattanooga-Hamilton_Co_Resc</text:p>
          </table:table-cell>
          <table:table-cell office:value-type="string" calcext:value-type="string">
            <text:p>3.0.0-MRA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acoma_Mtn_Rescue_Unit</text:p>
          </table:table-cell>
          <table:table-cell office:value-type="string" calcext:value-type="string">
            <text:p>2.2.0-MRA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rvallis_Mtn_Rescue_Unit</text:p>
          </table:table-cell>
          <table:table-cell office:value-type="string" calcext:value-type="string">
            <text:p>3.0.0-M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ber_County_Sheriff_Mtn_Rescue</text:p>
          </table:table-cell>
          <table:table-cell office:value-type="string" calcext:value-type="string">
            <text:p>2.2.0-MRA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avis_County_Sheriffs_SAR</text:p>
          </table:table-cell>
          <table:table-cell office:value-type="string" calcext:value-type="string">
            <text:p>3.0.0-MRA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lbuquerque_Mtn_Rescue_Council</text:p>
          </table:table-cell>
          <table:table-cell office:value-type="string" calcext:value-type="string">
            <text:p>3.0.0-MRA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_County_SAR_Nevada</text:p>
          </table:table-cell>
          <table:table-cell office:value-type="string" calcext:value-type="string">
            <text:p>3.0.0-MRA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llegheny_Mtn_Rescue_Group</text:p>
          </table:table-cell>
          <table:table-cell office:value-type="string" calcext:value-type="string">
            <text:p>3.0.0-MRA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l_Paso_County_SAR</text:p>
          </table:table-cell>
          <table:table-cell office:value-type="string" calcext:value-type="string">
            <text:p>3.0.0-MRA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lpine_Rescue_Team</text:p>
          </table:table-cell>
          <table:table-cell office:value-type="string" calcext:value-type="string">
            <text:p>3.0.0-MRA</text:p>
          </table:table-cell>
          <table:table-cell office:value-type="float" office:value="356" calcext:value-type="float">
            <text:p>3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verett_Mtn_Rescue_Unit</text:p>
          </table:table-cell>
          <table:table-cell office:value-type="string" calcext:value-type="string">
            <text:p>3.0.0-MR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ppalachian_Mtn_Rescue_Team</text:p>
          </table:table-cell>
          <table:table-cell office:value-type="string" calcext:value-type="string">
            <text:p>3.0.0-MRA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emont_SAR</text:p>
          </table:table-cell>
          <table:table-cell office:value-type="string" calcext:value-type="string">
            <text:p>3.0.0-MR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Atalaya_SAR</text:p>
          </table:table-cell>
          <table:table-cell office:value-type="string" calcext:value-type="string">
            <text:p>3.0.0-MRA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arfield_County_SAR</text:p>
          </table:table-cell>
          <table:table-cell office:value-type="string" calcext:value-type="string">
            <text:p>3.0.0-MRA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che_County_Sheriffs_SAR</text:p>
          </table:table-cell>
          <table:table-cell office:value-type="string" calcext:value-type="string">
            <text:p>3.0.0-MRA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od_River_Crag_Rats</text:p>
          </table:table-cell>
          <table:table-cell office:value-type="string" calcext:value-type="string">
            <text:p>3.0.0-MR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entral_Washington_Mtn_Rescue</text:p>
          </table:table-cell>
          <table:table-cell office:value-type="string" calcext:value-type="string">
            <text:p>3.0.0-MRA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nland_Northwest_SAR</text:p>
          </table:table-cell>
          <table:table-cell office:value-type="string" calcext:value-type="string">
            <text:p>3.0.0-MR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ffee_County_SAR_North</text:p>
          </table:table-cell>
          <table:table-cell office:value-type="string" calcext:value-type="string">
            <text:p>3.0.0-MRA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eau_Mtn_Rescue</text:p>
          </table:table-cell>
          <table:table-cell office:value-type="string" calcext:value-type="string">
            <text:p>3.0.0-MRA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hattanooga-Hamilton_Co_Resc</text:p>
          </table:table-cell>
          <table:table-cell office:value-type="string" calcext:value-type="string">
            <text:p>3.0.0-MRA</text:p>
          </table:table-cell>
          <table:table-cell office:value-type="float" office:value="226" calcext:value-type="float">
            <text:p>22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imer_County_SAR</text:p>
          </table:table-cell>
          <table:table-cell office:value-type="string" calcext:value-type="string">
            <text:p>3.0.0-MRA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ochise_County_SAR</text:p>
          </table:table-cell>
          <table:table-cell office:value-type="string" calcext:value-type="string">
            <text:p>3.0.0-MR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w_Jersey_SAR</text:p>
          </table:table-cell>
          <table:table-cell office:value-type="string" calcext:value-type="string">
            <text:p>3.0.0-MRA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orvallis_Mtn_Rescue_Unit</text:p>
          </table:table-cell>
          <table:table-cell office:value-type="string" calcext:value-type="string">
            <text:p>3.0.0-MRA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lympic_Mtn_Rescue</text:p>
          </table:table-cell>
          <table:table-cell office:value-type="string" calcext:value-type="string">
            <text:p>3.0.0-MRA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Douglas_County_SAR_CO</text:p>
          </table:table-cell>
          <table:table-cell office:value-type="string" calcext:value-type="string">
            <text:p>3.0.0-MRA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ortland_Mtn_Rescue_Unit</text:p>
          </table:table-cell>
          <table:table-cell office:value-type="string" calcext:value-type="string">
            <text:p>3.0.0-MR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verett_Mtn_Rescue_Unit</text:p>
          </table:table-cell>
          <table:table-cell office:value-type="string" calcext:value-type="string">
            <text:p>3.0.0-MRA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cky_Mtn_Rescue_Group</text:p>
          </table:table-cell>
          <table:table-cell office:value-type="string" calcext:value-type="string">
            <text:p>3.0.0-MRA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remont_SAR</text:p>
          </table:table-cell>
          <table:table-cell office:value-type="string" calcext:value-type="string">
            <text:p>3.0.0-MRA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kagit_Mtn_Rescue_Unit</text:p>
          </table:table-cell>
          <table:table-cell office:value-type="string" calcext:value-type="string">
            <text:p>3.0.0-MR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arfield_County_SAR</text:p>
          </table:table-cell>
          <table:table-cell office:value-type="string" calcext:value-type="string">
            <text:p>3.0.0-MRA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outhern_Arizona_Rescue_Assoc</text:p>
          </table:table-cell>
          <table:table-cell office:value-type="string" calcext:value-type="string">
            <text:p>3.0.0-M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land_Northwest_SAR</text:p>
          </table:table-cell>
          <table:table-cell office:value-type="string" calcext:value-type="string">
            <text:p>3.0.0-MR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owe_Mtn_Rescue</text:p>
          </table:table-cell>
          <table:table-cell office:value-type="string" calcext:value-type="string">
            <text:p>3.0.0-M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neau_Mtn_Rescue</text:p>
          </table:table-cell>
          <table:table-cell office:value-type="string" calcext:value-type="string">
            <text:p>3.0.0-MRA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Utah_County_Sheriff_SAR</text:p>
          </table:table-cell>
          <table:table-cell office:value-type="string" calcext:value-type="string">
            <text:p>3.0.0-MR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arimer_County_SAR</text:p>
          </table:table-cell>
          <table:table-cell office:value-type="string" calcext:value-type="string">
            <text:p>3.0.0-MRA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olcano_Rescue_Team</text:p>
          </table:table-cell>
          <table:table-cell office:value-type="string" calcext:value-type="string">
            <text:p>3.0.0-MR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Olympic_Mtn_Rescue</text:p>
          </table:table-cell>
          <table:table-cell office:value-type="string" calcext:value-type="string">
            <text:p>3.0.0-MRA</text:p>
          </table:table-cell>
          <table:table-cell office:value-type="float" office:value="74" calcext:value-type="float">
            <text:p>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eber_County_Sheriff_Mtn_Rescue</text:p>
          </table:table-cell>
          <table:table-cell office:value-type="string" calcext:value-type="string">
            <text:p>3.0.0-M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rk_County_SAR</text:p>
          </table:table-cell>
          <table:table-cell office:value-type="string" calcext:value-type="string">
            <text:p>3.0.0-MRA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est_State_Colorado_U_Mtn_Resc</text:p>
          </table:table-cell>
          <table:table-cell office:value-type="string" calcext:value-type="string">
            <text:p>3.0.0-MR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rtland_Mtn_Rescue_Unit</text:p>
          </table:table-cell>
          <table:table-cell office:value-type="string" calcext:value-type="string">
            <text:p>3.0.0-MRA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3">
          <table:table-cell table:style-name="Default" table:number-columns-repeated="3"/>
          <table:table-cell/>
          <table:table-cell office:value-type="string" calcext:value-type="string">
            <text:p>Sitka_Mtn_Rescue</text:p>
          </table:table-cell>
          <table:table-cell office:value-type="string" calcext:value-type="string">
            <text:p>3.0.0-MR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table:number-columns-repeated="3"/>
          <table:table-cell/>
          <table:table-cell office:value-type="string" calcext:value-type="string">
            <text:p>Skagit_Mtn_Rescue_Unit</text:p>
          </table:table-cell>
          <table:table-cell office:value-type="string" calcext:value-type="string">
            <text:p>3.0.0-MRA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Default" table:number-columns-repeated="3"/>
          <table:table-cell/>
          <table:table-cell office:value-type="string" calcext:value-type="string">
            <text:p>Southern_Arizona_Rescue_Assoc</text:p>
          </table:table-cell>
          <table:table-cell office:value-type="string" calcext:value-type="string">
            <text:p>3.0.0-MRA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>
          <table:table-cell table:style-name="Default" table:number-columns-repeated="3"/>
          <table:table-cell/>
          <table:table-cell office:value-type="string" calcext:value-type="string">
            <text:p>Team_Not_Listed</text:p>
          </table:table-cell>
          <table:table-cell office:value-type="string" calcext:value-type="string">
            <text:p>3.0.0-MR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table:number-columns-repeated="3"/>
          <table:table-cell/>
          <table:table-cell office:value-type="string" calcext:value-type="string">
            <text:p>Utah_County_Sheriff_SAR</text:p>
          </table:table-cell>
          <table:table-cell office:value-type="string" calcext:value-type="string">
            <text:p>3.0.0-MRA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Default" table:number-columns-repeated="3"/>
          <table:table-cell/>
          <table:table-cell office:value-type="string" calcext:value-type="string">
            <text:p>Vail_Mtn_Rescue_Group</text:p>
          </table:table-cell>
          <table:table-cell office:value-type="string" calcext:value-type="string">
            <text:p>3.0.0-MRA</text:p>
          </table:table-cell>
          <table:table-cell office:value-type="float" office:value="136" calcext:value-type="float">
            <text:p>136</text:p>
          </table:table-cell>
          <table:table-cell table:number-columns-repeated="1017"/>
        </table:table-row>
        <table:table-row table:style-name="ro3">
          <table:table-cell table:style-name="Default" table:number-columns-repeated="3"/>
          <table:table-cell/>
          <table:table-cell office:value-type="string" calcext:value-type="string">
            <text:p>Volcano_Rescue_Team</text:p>
          </table:table-cell>
          <table:table-cell office:value-type="string" calcext:value-type="string">
            <text:p>3.0.0-MRA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Default" table:number-columns-repeated="3"/>
          <table:table-cell/>
          <table:table-cell office:value-type="string" calcext:value-type="string">
            <text:p>West_State_Colorado_U_Mtn_Resc</text:p>
          </table:table-cell>
          <table:table-cell office:value-type="string" calcext:value-type="string">
            <text:p>3.0.0-MRA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Summit_County_Rescue_Group</text:p>
          </table:table-cell>
          <table:table-cell office:value-type="string" calcext:value-type="string">
            <text:p>Import on 12 Jan 2024 - schema v3.1.2-MRA</text:p>
          </table:table-cell>
          <table:table-cell office:value-type="float" office:value="271" calcext:value-type="float">
            <text:p>271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1" table:target-range-address="join_counts_by_year_month.A1:join_counts_by_year_month.H415" table:display-filter-buttons="true"/>
        <table:database-range table:name="__Anonymous_Sheet_DB__2" table:target-range-address="join_counts_by_form_version.A1:join_counts_by_form_version.G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/00/0000</text:date>, <text:time style:data-style-name="N2" text:time-value="20:15:03.092095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9:29:00.859077706</meta:creation-date>
    <dc:date>2024-08-26T20:42:17.186115723</dc:date>
    <meta:editing-duration>PT10M15S</meta:editing-duration>
    <meta:editing-cycles>2</meta:editing-cycles>
    <meta:generator>LibreOffice/7.0.4.2$Linux_X86_64 LibreOffice_project/00$Build-2</meta:generator>
    <meta:document-statistic meta:table-count="3" meta:cell-count="3217" meta:object-count="0"/>
    <meta:user-defined meta:name="date">YYYY-08-DDT19:29:29.535</meta:user-defined>
  </office:meta>
</office:document-meta>
</file>